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30d4" officeooo:paragraph-rsid="001730d4"/>
    </style:style>
    <style:style style:name="P2" style:family="paragraph" style:parent-style-name="Standard">
      <style:text-properties officeooo:rsid="0018e0f4" officeooo:paragraph-rsid="0018e0f4"/>
    </style:style>
    <style:style style:name="P3" style:family="paragraph" style:parent-style-name="Standard">
      <style:text-properties officeooo:rsid="0018e0f4" officeooo:paragraph-rsid="001d8a2f"/>
    </style:style>
    <style:style style:name="P4" style:family="paragraph" style:parent-style-name="Standard">
      <style:text-properties officeooo:rsid="0018e0f4" officeooo:paragraph-rsid="001f5d3e"/>
    </style:style>
    <style:style style:name="P5" style:family="paragraph" style:parent-style-name="Standard">
      <style:text-properties officeooo:rsid="00217ba9" officeooo:paragraph-rsid="00217ba9"/>
    </style:style>
    <style:style style:name="P6" style:family="paragraph" style:parent-style-name="Standard">
      <style:text-properties fo:font-weight="bold" officeooo:rsid="00249985" officeooo:paragraph-rsid="00249985" style:font-weight-asian="bold" style:font-weight-complex="bold"/>
    </style:style>
    <style:style style:name="P7" style:family="paragraph" style:parent-style-name="Standard">
      <style:text-properties officeooo:rsid="002b414e" officeooo:paragraph-rsid="002b414e"/>
    </style:style>
    <style:style style:name="P8" style:family="paragraph" style:parent-style-name="Standard">
      <style:text-properties officeooo:rsid="002bd021" officeooo:paragraph-rsid="002bd021"/>
    </style:style>
    <style:style style:name="P9" style:family="paragraph" style:parent-style-name="Standard">
      <style:text-properties officeooo:rsid="002d2b28" officeooo:paragraph-rsid="002d2b28"/>
    </style:style>
    <style:style style:name="P10" style:family="paragraph" style:parent-style-name="Standard">
      <style:text-properties officeooo:rsid="001d8a2f" officeooo:paragraph-rsid="001f5d3e"/>
    </style:style>
    <style:style style:name="P11" style:family="paragraph" style:parent-style-name="Standard">
      <style:text-properties officeooo:rsid="001f5d3e" officeooo:paragraph-rsid="001f5d3e"/>
    </style:style>
    <style:style style:name="P12" style:family="paragraph" style:parent-style-name="Standard">
      <style:text-properties officeooo:rsid="001730d4" officeooo:paragraph-rsid="001730d4"/>
    </style:style>
    <style:style style:name="P13" style:family="paragraph" style:parent-style-name="Standard">
      <style:text-properties officeooo:rsid="0018e0f4" officeooo:paragraph-rsid="00330108"/>
    </style:style>
    <style:style style:name="T1" style:family="text">
      <style:text-properties officeooo:rsid="001a1d19"/>
    </style:style>
    <style:style style:name="T2" style:family="text">
      <style:text-properties officeooo:rsid="001a7f22"/>
    </style:style>
    <style:style style:name="T3" style:family="text">
      <style:text-properties officeooo:rsid="002367f1"/>
    </style:style>
    <style:style style:name="T4" style:family="text">
      <style:text-properties officeooo:rsid="00267beb"/>
    </style:style>
    <style:style style:name="T5" style:family="text">
      <style:text-properties officeooo:rsid="0027a801"/>
    </style:style>
    <style:style style:name="T6" style:family="text">
      <style:text-properties style:font-name="Liberation Serif1" officeooo:rsid="002b5d11"/>
    </style:style>
    <style:style style:name="T7" style:family="text">
      <style:text-properties officeooo:rsid="002bd021"/>
    </style:style>
    <style:style style:name="T8" style:family="text">
      <style:text-properties officeooo:rsid="002d2b28"/>
    </style:style>
    <style:style style:name="T9" style:family="text">
      <style:text-properties officeooo:rsid="002dddbd"/>
    </style:style>
    <style:style style:name="T10" style:family="text">
      <style:text-properties officeooo:rsid="0031aa4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rvicios impresión 3D</text:p>
      <text:p text:style-name="P1"/>
      <text:p text:style-name="P1">-Somos expertos en impresión 3D por FDM (Fused Model Deposition). Está tecnología permite reconstruir cualquier <text:span text:style-name="T4">forma geometrica</text:span>, capa por capa, a partir de un diseño 3D.</text:p>
      <text:p text:style-name="P1"/>
      <text:p text:style-name="P1">-<text:span text:style-name="T10">Aplicaciones</text:span></text:p>
      <text:p text:style-name="P1"/>
      <text:p text:style-name="P13">-El material más utilizado en impresión 3D es el PLA. Este plástico hecho a partir de plantas, <text:span text:style-name="T5">no solo es bueno para</text:span> el medioambiante <text:span text:style-name="T2">(biodegradable) pero también</text:span> tiene un costo barato y genera impresiones muy finas. </text:p>
      <text:p text:style-name="P13"><text:span text:style-name="T1">ABS, el secundo material más usado, es un plástico más tradicional. Se usa sobre todo cuando uno requiere piezas con mayor resistencia mecánica o resistencia a la temperatura. Si tu proyecto necesita algo más especial, existen una gran variedad de otros materiales más “exóticos”: imitación madera, imitación metal, filamento flexible etc.</text:span></text:p>
      <text:p text:style-name="P3"/>
      <text:p text:style-name="P10">-PLA y ABS estan disponible en una gran variedad de colores: blanco, negro, rojo, naranja, amarillo, verde, azul, violeta, marón.</text:p>
      <text:p text:style-name="P4"/>
      <text:p text:style-name="P11">-Nuestras impresoras pueden imprimir piezas hasta un tamaño de 25 x 21 x 20 cm. Para cosas más grandes, se pueden hacer en varias partes.</text:p>
      <text:p text:style-name="P4"/>
      <text:p text:style-name="P5">-El precio se calcula a partir del modelo 3D. Un programa estima el peso que va a tener la pieza y cobramos por gramo. Más grande la pieza, más va a pesar y mayor <text:span text:style-name="T3">será su costo</text:span>.</text:p>
      <text:p text:style-name="P5"/>
      <text:p text:style-name="P7">-Consigue el archivo 3D</text:p>
      <text:p text:style-name="P7">El archivo puede ser de formato STL o OBJ. Se puede conseguir a partir cualquier programa de diseño 3D. <text:span text:style-name="T6">¿</text:span>No sabes diseñar en 3D o no tienes tiempo? Ofrecemos servicios de diseño 3D. También se puede encontrar muchos diseños en Internet. El sitio Thingiverse por ejemplo ya tiene millones de diseños que se pueden descargar de forma gratuita. </text:p>
      <text:p text:style-name="P7"/>
      <text:p text:style-name="P7">-<text:span text:style-name="T7">Cotiza tu diseño</text:span></text:p>
      <text:p text:style-name="P8">Envianos el diseño por mail y te contestaremos en la brevedad con una cotización. Aquí están nuestros datos de contacto. </text:p>
      <text:p text:style-name="P8"/>
      <text:p text:style-name="P8">-<text:span text:style-name="T8">Recibe tu pieza</text:span></text:p>
      <text:p text:style-name="P9">Puedes pasar a buscar tu pieza en nuestra oficina o también tenemos opción de despacho. El precio depende de la región de despach<text:span text:style-name="T9">o</text:span>.</text:p>
      <text:p text:style-name="P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4:22:29.570799782</meta:creation-date>
    <dc:date>2017-10-06T16:16:58.350889794</dc:date>
    <meta:editing-duration>PT1H11M18S</meta:editing-duration>
    <meta:editing-cycles>26</meta:editing-cycles>
    <meta:generator>LibreOffice/5.1.6.2$Linux_X86_64 LibreOffice_project/10m0$Build-2</meta:generator>
    <meta:document-statistic meta:table-count="0" meta:image-count="0" meta:object-count="0" meta:page-count="1" meta:paragraph-count="14" meta:word-count="310" meta:character-count="1854" meta:non-whitespace-character-count="1555"/>
  </office:meta>
</office:document-meta>
</file>